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4.3999996185303pt" style:font-weight-asian="bold" style:font-size-complex="14.3999996185303pt" style:font-weight-complex="bold"/>
    </style:style>
    <style:style style:name="P2" style:family="paragraph" style:parent-style-name="Standard">
      <style:text-properties style:font-name="Liberation Serif" fo:font-size="11pt" style:text-underline-style="none" fo:font-weight="normal" style:font-size-asian="13.1999998092651pt" style:font-weight-asian="normal" style:font-size-complex="13.1999998092651pt" style:font-weight-complex="normal"/>
    </style:style>
    <style:style style:name="P3" style:family="paragraph" style:parent-style-name="Standard">
      <style:text-properties style:font-name="Liberation Serif" fo:font-size="11pt" fo:language="ru" fo:country="RU" style:text-underline-style="solid" style:text-underline-width="auto" style:text-underline-color="font-color" fo:font-weight="bold" style:font-size-asian="13.1999998092651pt" style:font-weight-asian="bold" style:font-size-complex="13.1999998092651pt" style:font-weight-complex="bold"/>
    </style:style>
    <style:style style:name="P4" style:family="paragraph" style:parent-style-name="Standard" style:list-style-name="L3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 style:list-style-name="L3">
      <style:text-properties style:font-name="Liberation Serif" fo:font-size="11pt" fo:language="ru" fo:country="RU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6" style:family="paragraph" style:parent-style-name="Standard" style:list-style-name="L3">
      <style:text-properties style:font-name="Liberation Serif" fo:font-size="11pt" fo:language="ru" fo:country="RU" style:font-size-asian="11pt" style:font-size-complex="11pt"/>
    </style:style>
    <style:style style:name="P7" style:family="paragraph" style:parent-style-name="Standard" style:list-style-name="L3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3">
      <style:text-properties style:font-name="Liberation Serif" fo:font-size="11pt" fo:language="ru" fo:country="RU" fo:font-weight="normal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Liberation Serif"/>
    </style:style>
    <style:style style:name="P10" style:family="paragraph" style:parent-style-name="Standard">
      <style:text-properties style:font-name="Liberation Serif" fo:language="ru" fo:country="RU"/>
    </style:style>
    <style:style style:name="P11" style:family="paragraph" style:parent-style-name="Standard" style:list-style-name="L1">
      <style:text-properties style:font-name="Liberation Serif" fo:language="ru" fo:country="RU"/>
    </style:style>
    <style:style style:name="P12" style:family="paragraph" style:parent-style-name="Standard" style:list-style-name="L2">
      <style:text-properties style:font-name="Liberation Serif" fo:language="ru" fo:country="RU"/>
    </style:style>
    <style:style style:name="P13" style:family="paragraph" style:parent-style-name="Standard">
      <style:text-properties style:font-name="Liberation Serif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4" style:family="text">
      <style:text-properties fo:color="#ff0000" style:font-name="Courier New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19</text:p>
      <text:p text:style-name="P1">Соли. Классификация. Химические свойства.</text:p>
      <text:p text:style-name="P2"/>
      <text:p text:style-name="P3">Классификация</text:p>
      <text:list xml:id="list3815446177" text:style-name="L1">
        <text:list-item>
          <text:p text:style-name="P9">Средние <draw:frame draw:style-name="fr1" draw:name="Объект1" text:anchor-type="as-char" svg:width="1.018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</text:list-item>
        <text:list-item>
          <text:p text:style-name="P11">Кислые <draw:frame draw:style-name="fr1" draw:name="Объект2" text:anchor-type="as-char" svg:width="1.326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</text:list-item>
        <text:list-item>
          <text:p text:style-name="P11">Основные<draw:frame draw:style-name="fr1" draw:name="Объект3" text:anchor-type="as-char" svg:width="1.69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11">Двойные <draw:frame draw:style-name="fr1" draw:name="Объект4" text:anchor-type="as-char" svg:width="1.746cm" svg:height="0.52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</text:list-item>
        <text:list-item>
          <text:p text:style-name="P11">Смешанные <draw:frame draw:style-name="fr1" draw:name="Объект5" text:anchor-type="as-char" svg:width="1.409cm" svg:height="0.52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</text:list-item>
        <text:list-item>
          <text:p text:style-name="P11">Комплексные <draw:frame draw:style-name="fr1" draw:name="Объект6" text:anchor-type="as-char" svg:width="2.76cm" svg:height="0.82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</text:list-item>
      </text:list>
      <text:p text:style-name="P10">Определение</text:p>
      <text:list xml:id="list121010657" text:style-name="L2">
        <text:list-item>
          <text:p text:style-name="P12">Сложное вещество, состоящее из атомов Ме и … </text:p>
        </text:list-item>
        <text:list-item>
          <text:p text:style-name="P12">Если растворимое в воде. При диссоциации этого электролита образуются катионы Ме и анионы … </text:p>
        </text:list-item>
      </text:list>
      <text:p text:style-name="P10"/>
      <text:p text:style-name="P13">Химические свойства</text:p>
      <text:list xml:id="list441534240" text:style-name="L3">
        <text:list-item>
          <text:list>
            <text:list-item>
              <text:p text:style-name="P5">Соль + Ме</text:p>
              <text:p text:style-name="P6"><text:span text:style-name="T6">Более активный Me (левее в <text:s/>р.с.э.п.)способен вытеснить менее </text:span>активный Ме (правее) из водного раствора.</text:p>
              <text:p text:style-name="P6"><draw:frame draw:style-name="fr2" draw:name="Объект34" text:anchor-type="as-char" svg:y="0cm" svg:width="5.181cm" svg:height="0.656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  <text:p text:style-name="P6"><text:span text:style-name="T5">!!!</text:span> Если в водный раствор соли опустить активный Ме, то в первую очередь он будетреагировать сначала с водой.</text:p>
              <text:p text:style-name="P6"/>
            </text:list-item>
            <text:list-item>
              <text:p text:style-name="P7">Соль + кислотный оксид</text:p>
              <text:p text:style-name="P6">Соли реагируют с кислотными оксидами:</text:p>
              <text:list>
                <text:list-header>
                  <text:p text:style-name="P6">кислотный оксид может вытеснить более </text:p>
                  <text:p text:style-name="P6">летучий из соли менее летучий. </text:p>
                </text:list-header>
              </text:list>
              <text:p text:style-name="P6"><draw:frame draw:style-name="fr2" draw:name="Объект25" text:anchor-type="as-char" svg:y="0cm" svg:width="6.87cm" svg:height="1.44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<text:p text:style-name="P4">Примечание.</text:p>
              <text:list text:continue-numbering="true">
                <text:list-header>
                  <text:p text:style-name="P6">В составе соли должен быть кислород, реакция проводитс при сплавлении.</text:p>
                  <text:p text:style-name="P6"/>
                </text:list-header>
              </text:list>
            </text:list-item>
            <text:list-item>
              <text:p text:style-name="P6"><text:span text:style-name="T7">Соль + кислота</text:span> </text:p>
              <text:list>
                <text:list-item>
                  <text:p text:style-name="P6">если соль растворима в Н2О, то в прдукте реакции должен быть осадок, газ или вода</text:p>
                </text:list-item>
                <text:list-item>
                  <text:p text:style-name="P6">если соль нерастворима в воде, то должен быть газ</text:p>
                  <text:p text:style-name="P6"/>
                </text:list-item>
              </text:list>
              <text:p text:style-name="P6"><draw:frame draw:style-name="fr2" draw:name="Объект27" text:anchor-type="as-char" svg:y="-0.106cm" svg:width="6.759cm" svg:height="1.143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  <text:p text:style-name="P6"/>
            </text:list-item>
            <text:list-item>
              <text:p text:style-name="P7">Соль + щелочь</text:p>
              <text:p text:style-name="P8">Реакция обмена </text:p>
              <text:p text:style-name="P6"><draw:frame draw:style-name="fr2" draw:name="Объект26" text:anchor-type="as-char" svg:y="0cm" svg:width="7.31cm" svg:height="1.143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  <text:p text:style-name="P6"/>
            </text:list-item>
            <text:list-item>
              <text:p text:style-name="P7">Соль + соль</text:p>
              <text:p text:style-name="P8">Реакция обмена</text:p>
              <text:p text:style-name="P6">Исходные вещества должны быть растворимы в воде, образуется осадок.</text:p>
              <text:p text:style-name="P6"><draw:frame draw:style-name="fr2" draw:name="Объект28" text:anchor-type="as-char" svg:y="-0.106cm" svg:width="6.481cm" svg:height="1.14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1.07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0:14:45.36</meta:creation-date>
    <dc:date>2018-12-18T20:20:30.674032204</dc:date>
    <meta:editing-duration>PT1H35M52S</meta:editing-duration>
    <meta:editing-cycles>5</meta:editing-cycles>
    <meta:generator>LibreOffice/6.0.6.2$Linux_X86_64 LibreOffice_project/00m0$Build-2</meta:generator>
    <meta:document-statistic meta:table-count="0" meta:image-count="0" meta:object-count="11" meta:page-count="1" meta:paragraph-count="35" meta:word-count="164" meta:character-count="1007" meta:non-whitespace-character-count="876"/>
  </office:meta>
</office:document-meta>
</file>

<file path=Object 1/content.xml><?xml version="1.0" encoding="utf-8"?>
<math xmlns="http://www.w3.org/1998/Math/MathML">
  <semantics>
    <mi mathvariant="italic">MeX</mi>
    <annotation encoding="StarMath 5.0">MeX</annotation>
  </semantics>
</math>
</file>

<file path=Object 10/content.xml><?xml version="1.0" encoding="utf-8"?>
<math xmlns="http://www.w3.org/1998/Math/MathML">
  <semantics>
    <mtable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n>2</mn>
            <mrow>
              <mi mathvariant="italic">NaOH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p>
                <mi mathvariant="italic">Ba</mi>
                <mrow>
                  <mn>2</mn>
                  <mo stretchy="false">+</mo>
                  <mi/>
                </mrow>
              </msup>
              <mo stretchy="false">+</mo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
alignl    Ba(OH)_2 + Na_2 SO_4 rightarrow   2 NaOH + BaSO_4 downarrow  newline
Ba^{2+`} + SO_4 ^{2-`} rightarrow BaSO_4 downarrow 

  
</annotation>
  </semantics>
</math>
</file>

<file path=Object 11/content.xml><?xml version="1.0" encoding="utf-8"?>
<math xmlns="http://www.w3.org/1998/Math/MathML">
  <semantics>
    <mtable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row>
              <msubsup>
                <mi mathvariant="italic">SiO</mi>
                <mn>3</mn>
                <mrow>
                  <mn>2</mn>
                  <mo stretchy="false">−</mo>
                  <mi/>
                </mrow>
              </msubsup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sub>
              <mi>H</mi>
              <mn>2</mn>
            </msub>
            <msub>
              <mi mathvariant="italic">SiO</mi>
              <mn>3</mn>
            </msub>
            <mo stretchy="false">↓</mo>
          </mrow>
        </mtd>
      </mtr>
    </mtable>
    <annotation encoding="StarMath 5.0">
Na_2 SiO_3 +2 HCl rightarrow 2 NaCl +  H_2 SiO_3 downarrow  newline
SiO_3 ^{2-`} +2 H^+` rightarrow  H_2 SiO_3 downarrow</annotation>
  </semantics>
</math>
</file>

<file path=Object 2/content.xml><?xml version="1.0" encoding="utf-8"?>
<math xmlns="http://www.w3.org/1998/Math/MathML">
  <semantics>
    <mi mathvariant="italic">MeНX</mi>
    <annotation encoding="StarMath 5.0">MeНX</annotation>
  </semantics>
</math>
</file>

<file path=Object 3/content.xml><?xml version="1.0" encoding="utf-8"?>
<math xmlns="http://www.w3.org/1998/Math/MathML">
  <semantics>
    <mrow>
      <mi mathvariant="italic">Me</mi>
      <mi mathvariant="italic">OHX</mi>
    </mrow>
    <annotation encoding="StarMath 5.0">Me OHX</annotation>
  </semantics>
</math>
</file>

<file path=Object 4/content.xml><?xml version="1.0" encoding="utf-8"?>
<math xmlns="http://www.w3.org/1998/Math/MathML">
  <semantics>
    <mrow>
      <msup>
        <mi mathvariant="italic">MeMe</mi>
        <mi>'</mi>
      </msup>
      <mi>X</mi>
    </mrow>
    <annotation encoding="StarMath 5.0">MeMe^'X</annotation>
  </semantics>
</math>
</file>

<file path=Object 5/content.xml><?xml version="1.0" encoding="utf-8"?>
<math xmlns="http://www.w3.org/1998/Math/MathML">
  <semantics>
    <msup>
      <mi mathvariant="italic">MeXX</mi>
      <mi>'</mi>
    </msup>
    <annotation encoding="StarMath 5.0">MeXX^'</annotation>
  </semantics>
</math>
</file>

<file path=Object 6/content.xml><?xml version="1.0" encoding="utf-8"?>
<math xmlns="http://www.w3.org/1998/Math/MathML">
  <semantics>
    <mrow>
      <mi mathvariant="italic">Me</mi>
      <munder>
        <mrow>
          <mo stretchy="false">[</mo>
          <mrow>
            <msup>
              <mi mathvariant="italic">Me</mi>
              <mi>'</mi>
            </msup>
            <mrow>
              <mo stretchy="false">(</mo>
              <mi mathvariant="italic">OH</mi>
              <mo stretchy="false">)</mo>
            </mrow>
          </mrow>
          <mo stretchy="false">]</mo>
        </mrow>
        <mrow>
          <mi mathvariant="italic">сложный</mi>
          <mi mathvariant="italic">анион</mi>
        </mrow>
      </munder>
    </mrow>
    <annotation encoding="StarMath 5.0">Me[Me^' (OH)]  csub{сложный анион} </annotation>
  </semantics>
</math>
</file>

<file path=Object 7/content.xml><?xml version="1.0" encoding="utf-8"?>
<math xmlns="http://www.w3.org/1998/Math/MathML">
  <semantics>
    <mtable>
      <mtr>
        <mtd>
          <mrow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sub>
                <mi mathvariant="italic">BaCl</mi>
                <mn>2</mn>
              </msub>
            </mrow>
            <mo stretchy="false">→</mo>
            <mn>2</mn>
            <mrow>
              <mi mathvariant="italic">NaCl</mi>
              <mo stretchy="false">+</mo>
              <msub>
                <mi mathvariant="italic">BaSO</mi>
                <mn>4</mn>
              </msub>
            </mrow>
            <mo stretchy="false">↓</mo>
          </mrow>
        </mtd>
      </mtr>
      <mtr>
        <mtd>
          <mrow>
            <mrow>
              <msubsup>
                <mi mathvariant="italic">SO</mi>
                <mn>4</mn>
                <mrow>
                  <mn>2</mn>
                  <mo stretchy="false">−</mo>
                  <mi/>
                </mrow>
              </msubsup>
              <mo stretchy="false">+</mo>
              <msup>
                <mi mathvariant="italic">Ba</mi>
                <mrow>
                  <mo stretchy="false">+</mo>
                  <mi/>
                </mrow>
              </msup>
            </mrow>
            <mo stretchy="false">→</mo>
            <msub>
              <mi mathvariant="italic">BaSO</mi>
              <mn>4</mn>
            </msub>
            <mo stretchy="false">↓</mo>
          </mrow>
        </mtd>
      </mtr>
    </mtable>
    <annotation encoding="StarMath 5.0">
Na_2 SO_4 + BaCl_2 rightarrow 2 NaCl +  BaSO_4 downarrow  newline
SO_4 ^{2-`} +Ba^+` rightarrow  BaSO_4 downarrow</annotation>
  </semantics>
</math>
</file>

<file path=Object 8/content.xml><?xml version="1.0" encoding="utf-8"?>
<math xmlns="http://www.w3.org/1998/Math/MathML">
  <semantics>
    <mrow>
      <mrow>
        <mi mathvariant="italic">Mg</mi>
        <mo stretchy="false">+</mo>
        <mi mathvariant="italic">Fe</mi>
      </mrow>
      <msub>
        <mi mathvariant="italic">SO</mi>
        <mn>4</mn>
      </msub>
      <mover>
        <mo stretchy="false">→</mo>
        <mrow>
          <mi>р</mi>
          <mo stretchy="false">−</mo>
          <mi>р</mi>
        </mrow>
      </mover>
      <mrow>
        <msub>
          <mi mathvariant="italic">MgSO</mi>
          <mn>4</mn>
        </msub>
        <mo stretchy="false">+</mo>
        <msub>
          <mi>H</mi>
          <mn>2</mn>
        </msub>
      </mrow>
    </mrow>
    <annotation encoding="StarMath 5.0">
Mg + Fe SO_4 rightarrow  csup{р-р}   MgSO_4 +H_2</annotation>
  </semantics>
</math>
</file>

<file path=Object 9/content.xml><?xml version="1.0" encoding="utf-8"?>
<math xmlns="http://www.w3.org/1998/Math/MathML">
  <semantics>
    <mtable>
      <mtr>
        <mtd>
          <mrow>
            <mrow>
              <mtable>
                <mtr>
                  <mtd>
                    <mstyle mathsize="9pt">
                      <mrow>
                        <mi mathvariant="italic">кислотный</mi>
                      </mrow>
                    </mstyle>
                  </mtd>
                </mtr>
                <mtr>
                  <mtd>
                    <mstyle mathsize="9pt">
                      <mrow>
                        <mi mathvariant="italic">оксид</mi>
                      </mrow>
                    </mstyle>
                  </mtd>
                </mtr>
              </mtable>
              <mo stretchy="false">+</mo>
              <mi mathvariant="italic">cоль</mi>
            </mrow>
            <mstyle mathsize="9pt">
              <mrow>
                <mfenced open="(" close=")">
                  <mtable>
                    <mtr>
                      <mtd>
                        <mrow>
                          <mi mathvariant="italic">Менее</mi>
                          <mi mathvariant="italic">летучие</mi>
                          <mrow>
                            <mo stretchy="false">(</mo>
                            <mrow>
                              <mi mathvariant="italic">SiO</mi>
                              <mi>,</mi>
                              <msub>
                                <mi>P</mi>
                                <mn>2</mn>
                              </msub>
                              <msub>
                                <mi>O</mi>
                                <mn>5</mn>
                              </msub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i mathvariant="italic">летучие</mi>
                          <mi mathvariant="italic">оксиды</mi>
                          <mrow>
                            <mo stretchy="false">(</mo>
                            <mrow>
                              <msub>
                                <mi mathvariant="italic">СО</mi>
                                <mn>2</mn>
                              </msub>
                              <mi>,</mi>
                              <msub>
                                <mi mathvariant="italic">SO</mi>
                                <mn>3</mn>
                              </msub>
                            </mrow>
                            <mo stretchy="false">)</mo>
                          </mrow>
                        </mrow>
                      </mtd>
                    </mtr>
                  </mtable>
                </mfenced>
              </mrow>
            </mstyle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 mathvariant="italic">CaCO</mi>
                <mn>3</mn>
              </msub>
            </mrow>
            <mo stretchy="false">→</mo>
            <msub>
              <mi mathvariant="italic">Ca</mi>
              <mn>3</mn>
            </msub>
            <mrow>
              <msub>
                <mrow>
                  <mo stretchy="false">(</mo>
                  <msub>
                    <mi mathvariant="italic">PO</mi>
                    <mn>4</mn>
                  </msub>
                  <mo stretchy="false">)</mo>
                </mrow>
                <mn>2</mn>
              </msub>
              <mo stretchy="false">+</mo>
              <msub>
                <mi mathvariant="italic">CO</mi>
                <mn>2</mn>
              </msub>
            </mrow>
            <mo stretchy="false">↑</mo>
          </mrow>
        </mtd>
      </mtr>
    </mtable>
    <annotation encoding="StarMath 5.0">alignl  {binom size 9 {кислотный} size 9  {оксид}} + cоль size 9 {left (  binom{Менее летучие (SiO,P_2 O_5) }{летучие оксиды (СО_2 , SO_3)}  right )}    newline 
 P_2 O_5 +CaCO_3 rightarrow Ca_3 (PO_4)_2 + CO_2 uparrow  
 </annotation>
  </semantics>
</math>
</file>